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04.91pt"/>
    </style:style>
    <style:style style:name="co2" style:family="table-column">
      <style:table-column-properties fo:break-before="auto" style:column-width="70.16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Formulierreacties_20_1">
      <style:table-properties table:display="true" style:writing-mode="lr-tb"/>
    </style:style>
    <style:style style:name="ce1"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ormulierreacties 1" table:style-name="ta1">
        <office:forms form:automatic-focus="false" form:apply-design-mode="false"/>
        <table:table-column table:style-name="co1" table:number-columns-repeated="14" table:default-cell-style-name="Default"/>
        <table:table-column table:style-name="co2" table:number-columns-repeated="1010" table:default-cell-style-name="Default"/>
        <table:table-row table:style-name="ro1">
          <table:table-cell table:style-name="ce1" office:value-type="string" calcext:value-type="string">
            <text:p>Tijdstempel</text:p>
          </table:table-cell>
          <table:table-cell table:style-name="ce1" office:value-type="string" calcext:value-type="string">
            <text:p>Op een schaal van 1-5, in hoeverre wordt de speler momenteel gestimuleerd om verder te willen komen in de game?</text:p>
          </table:table-cell>
          <table:table-cell table:style-name="ce1" office:value-type="string" calcext:value-type="string">
            <text:p>Waren de enemies in het spel makkelijk te verslaan? of juist te moeilijk? Denk hierbij aan het aantal kogels die nodig zijn en hoe veel damage de enemies de speler doen.</text:p>
          </table:table-cell>
          <table:table-cell table:style-name="ce1" office:value-type="string" calcext:value-type="string">
            <text:p>Staat de snelheid van de speler en de enemies goed met elkaar in verhouding</text:p>
          </table:table-cell>
          <table:table-cell table:style-name="ce1" office:value-type="string" calcext:value-type="string">
            <text:p>Was het tussen de rondes door duidelijk dat er nieuwe aanvallen verkregen kunnen worden?</text:p>
          </table:table-cell>
          <table:table-cell table:style-name="ce1" office:value-type="string" calcext:value-type="string">
            <text:p>Verschillen de drie aanvallen voor water, aarde en lucht genoeg in functionaliteit? </text:p>
          </table:table-cell>
          <table:table-cell table:style-name="ce1" office:value-type="string" calcext:value-type="string">
            <text:p>Op dit moment zijn er geen obstakels in de arena. In hoeverre vind jij dat dit een essentieel onder deel van de game is?</text:p>
          </table:table-cell>
          <table:table-cell table:style-name="ce1" office:value-type="string" calcext:value-type="string">
            <text:p>Heb je nog overige feedback/ zijn je nog dingen opgevallen?</text:p>
          </table:table-cell>
          <table:table-cell table:number-columns-repeated="1016"/>
        </table:table-row>
        <table:table-row table:style-name="ro1">
          <table:table-cell table:style-name="ce2" office:value-type="date" office:date-value="2023-12-15T13:12:36.301" calcext:value-type="date">
            <text:p>12/15/2023 13:12:36</text:p>
          </table:table-cell>
          <table:table-cell table:style-name="ce3" office:value-type="float" office:value="3" calcext:value-type="float">
            <text:p>3</text:p>
          </table:table-cell>
          <table:table-cell table:style-name="ce3" office:value-type="string" calcext:value-type="string">
            <text:p>met weinig enemies zijn ze relatief makkelijk te verslaan, maar als er 4 of eer zijn wordt het al goed lastig en in wave 3 of 4 is het al bijna onmogelijk</text:p>
          </table:table-cell>
          <table:table-cell table:style-name="ce3" office:value-type="string" calcext:value-type="string">
            <text:p>de enemies sprinten continu, dus het kan handig zijn om net als in zombies een randomiser te hebben die ervoor zorgt dat vanaf een bepaalde wave een percentage van de enemies rent en de rest loopt en die kans neemt toe naarmate je hogere waves bereikt</text:p>
          </table:table-cell>
          <table:table-cell table:style-name="ce3" office:value-type="string" calcext:value-type="string">
            <text:p>jup</text:p>
          </table:table-cell>
          <table:table-cell table:style-name="ce3" office:value-type="string" calcext:value-type="string">
            <text:p>in lengte en animatie wel, maar ik merkte niet echt een verschil in damage per aanval</text:p>
          </table:table-cell>
          <table:table-cell table:style-name="ce3" office:value-type="string" calcext:value-type="string">
            <text:p>kan handig zijn om dekking te zoeken tegen aanvallen</text:p>
          </table:table-cell>
          <table:table-cell table:style-name="ce3" office:value-type="string" calcext:value-type="string">
            <text:p>een pauze menu en werkend game over menu is erg handig, en qua stimulatie om verder te spelen is er niet super veel want er moet nog een score systeem of max wave reached scorebord zoals met oude arcade games dat je 3 letters invoert naast je score</text:p>
          </table:table-cell>
          <table:table-cell table:number-columns-repeated="1016"/>
        </table:table-row>
        <table:table-row table:style-name="ro1">
          <table:table-cell table:style-name="ce2" office:value-type="date" office:date-value="2023-12-15T13:31:27.212" calcext:value-type="date">
            <text:p>12/15/2023 13:31:27</text:p>
          </table:table-cell>
          <table:table-cell table:style-name="ce3" office:value-type="float" office:value="4" calcext:value-type="float">
            <text:p>4</text:p>
          </table:table-cell>
          <table:table-cell table:style-name="ce3" office:value-type="string" calcext:value-type="string">
            <text:p>Ik wist van tevoren niet wat ik moest doen en welke knopjes ik moest gebruiken. Een gebruikersinstructie zou heel handig zijn.</text:p>
          </table:table-cell>
          <table:table-cell table:style-name="ce3" office:value-type="string" calcext:value-type="string">
            <text:p>Dat wel! Ik vond dat ik goed weg kon lopen en dat zij niet te snel weer bij je in de buurt zijn. </text:p>
          </table:table-cell>
          <table:table-cell table:style-name="ce3" office:value-type="string" calcext:value-type="string">
            <text:p>zover heb ik niet kunnen komen. ik denk dat hiervoor extra instructies handig zijn. </text:p>
          </table:table-cell>
          <table:table-cell table:style-name="ce3" office:value-type="string" calcext:value-type="string">
            <text:p>geen idee</text:p>
          </table:table-cell>
          <table:table-cell table:style-name="ce3" office:value-type="string" calcext:value-type="string">
            <text:p>Ik denk dat dat leuk is als je verder bent in de game en meer uitdaging wilt.</text:p>
          </table:table-cell>
          <table:table-cell table:style-name="ce3" office:value-type="string" calcext:value-type="string">
            <text:p>ga ervan uit dat de gebruikers van je game de domste mensen zijn. en voor de domste mensen moet het duidelijk zijn wat ze moeten doen om je game te spelen.</text:p>
          </table:table-cell>
          <table:table-cell table:number-columns-repeated="1016"/>
        </table:table-row>
        <table:table-row table:style-name="ro2" table:number-rows-repeated="1048572">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month/>
      <number:text>/</number:text>
      <number:day/>
      <number:text>/</number:text>
      <number:year number:style="long"/>
      <number:text> </number:text>
      <number:hours/>
      <number:text>:</number:text>
      <number:minutes number:style="long"/>
      <number:text>:</number:text>
      <number:seconds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2-19">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Formulierreacties_20_1" style:display-name="PageStyle_Formulierreacties 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4" meta:object-count="0"/>
    <meta:generator>LibreOfficeDev/6.0.5.2$Linux_X86_64 LibreOffice_project/</meta:generator>
  </office:meta>
</office:document-meta>
</file>